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Деловое общение. Коммуникации в организации</text:title></text:p>
      <text:p text:style-name="OrgTitle"/>
      <text:p text:style-name="OrgSubtitle"><text:initial-creator>Кормышев Егор</text:initial-creator></text:p>
      <text:p text:style-name="OrgSubtitle"/>
      <text:p text:style-name="OrgSubtitle"><text:span text:style-name="OrgCode">\today</text:span></text:p>
      <text:p text:style-name="OrgSubtitle"/>
      <text:p text:style-name="Text_20_body">Руководитель - главное звено. Взаимодействует с людми и мотивирует их
</text:p>
      <text:p text:style-name="Text_20_body"><text:span text:style-name="Bold">Этика</text:span> - учение о нормах поведения, системы норм для определенных общественных групп, профессий и т.д.
</text:p>
      <text:p text:style-name="Text_20_body">Менеджеру в процессе управления и координации приходится не только соблюдать общечеловеческий этический кодекс, но и следовать этикету делового человека, который включает нормы обращения, приветствия, знакомства; Деловые отношения, культуру делового протокола и телефонного разговора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</dc:creator>
    <meta:initial-creator>Кормышев Егор</meta:initial-creator>
    <dc:date>2024-10-16T08:30:53</dc:date>
    <meta:creation-date>2024-10-16T08:30:53</meta:creation-date>
    <meta:generator>Emacs 29.4 (Org mode 9.8-pre)</meta:generator>
    <meta:keyword/>
    <dc:subject/>
    <dc:title>Деловое общение. Коммуникации в организации</dc:title>
  </office:meta>
</office:document-meta>
</file>